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table:align="left"/>
    </style:style>
    <style:style style:name="Table1.A" style:family="table-column">
      <style:table-column-properties style:column-width="8.624cm"/>
    </style:style>
    <style:style style:name="Table1.B" style:family="table-column">
      <style:table-column-properties style:column-width="8.377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text-properties style:font-name="Times New Roman" fo:font-size="12pt" style:font-size-asian="12pt" style:font-size-complex="12pt"/>
    </style:style>
    <style:style style:name="P2" style:family="paragraph" style:parent-style-name="Heading_20_4">
      <style:text-properties fo:font-size="12pt" style:font-size-asian="12pt" style:font-size-complex="12pt"/>
    </style:style>
    <style:style style:name="P3" style:family="paragraph" style:parent-style-name="Preformatted_20_Text">
      <style:paragraph-properties fo:margin-top="0cm" fo:margin-bottom="0.499cm" style:contextual-spacing="false"/>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officeooo:rsid="00213513" officeooo:paragraph-rsid="00213513" style:font-size-asian="12pt" style:font-size-complex="12pt"/>
    </style:style>
    <style:style style:name="P7" style:family="paragraph" style:parent-style-name="Standard">
      <style:text-properties style:font-name="Times New Roman" fo:font-size="12pt" officeooo:rsid="0022f56e" officeooo:paragraph-rsid="0022f56e" style:font-size-asian="12pt" style:font-size-complex="12pt"/>
    </style:style>
    <style:style style:name="P8" style:family="paragraph" style:parent-style-name="Standard">
      <style:text-properties style:font-name="Times New Roman" fo:font-size="12pt" officeooo:rsid="002556be" officeooo:paragraph-rsid="002556be" style:font-size-asian="12pt" style:font-size-complex="12pt"/>
    </style:style>
    <style:style style:name="P9" style:family="paragraph" style:parent-style-name="Standard">
      <style:text-properties style:font-name="Times New Roman" fo:font-size="12pt" officeooo:rsid="00265860" officeooo:paragraph-rsid="00265860" style:font-size-asian="12pt" style:font-size-complex="12pt"/>
    </style:style>
    <style:style style:name="P10" style:family="paragraph" style:parent-style-name="Standard">
      <style:text-properties style:font-name="Times New Roman" fo:font-size="12pt" officeooo:rsid="0027bc62" officeooo:paragraph-rsid="0027bc62" style:font-size-asian="12pt" style:font-size-complex="12pt"/>
    </style:style>
    <style:style style:name="P11" style:family="paragraph" style:parent-style-name="Standard">
      <style:paragraph-properties style:line-height-at-least="0.499cm"/>
      <style:text-properties style:font-name="Times New Roman" fo:font-size="12pt" officeooo:rsid="002fae03" officeooo:paragraph-rsid="002fae03" style:font-size-asian="12pt" style:font-size-complex="12pt"/>
    </style:style>
    <style:style style:name="P12" style:family="paragraph" style:parent-style-name="Standard">
      <style:text-properties style:font-name="Times New Roman" fo:font-size="12pt" fo:font-weight="bold" fo:background-color="#ffff00" style:font-size-asian="12pt" style:font-weight-asian="bold" style:font-size-complex="12pt" style:font-weight-complex="bold"/>
    </style:style>
    <style:style style:name="P13" style:family="paragraph" style:parent-style-name="Standard">
      <style:text-properties officeooo:paragraph-rsid="002aebd0"/>
    </style:style>
    <style:style style:name="P14" style:family="paragraph" style:parent-style-name="Standard">
      <style:text-properties officeooo:paragraph-rsid="002bf701"/>
    </style:style>
    <style:style style:name="P15" style:family="paragraph" style:parent-style-name="Standard">
      <style:text-properties officeooo:rsid="002dde1e" officeooo:paragraph-rsid="002dde1e"/>
    </style:style>
    <style:style style:name="P16" style:family="paragraph" style:parent-style-name="Standard">
      <style:paragraph-properties style:line-height-at-least="0.499cm"/>
      <style:text-properties officeooo:paragraph-rsid="002fae03"/>
    </style:style>
    <style:style style:name="P17" style:family="paragraph" style:parent-style-name="Text_20_body" style:list-style-name="L1"/>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text-properties officeooo:paragraph-rsid="001fccf7"/>
    </style:style>
    <style:style style:name="P24" style:family="paragraph" style:parent-style-name="Text_20_body" style:list-style-name="L6"/>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7"/>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text-properties style:font-name="Times New Roman" fo:font-size="12pt" officeooo:paragraph-rsid="00294830" style:font-size-asian="12pt" style:font-size-complex="12pt"/>
    </style:style>
    <style:style style:name="P33" style:family="paragraph" style:parent-style-name="Text_20_body" style:list-style-name="L25">
      <style:text-properties style:font-name="Times New Roman" fo:font-size="12pt" style:font-size-asian="12pt" style:font-size-complex="12pt"/>
    </style:style>
    <style:style style:name="P34" style:family="paragraph" style:parent-style-name="Text_20_body" style:list-style-name="L25"/>
    <style:style style:name="P35" style:family="paragraph" style:parent-style-name="Text_20_body" style:list-style-name="L25">
      <style:paragraph-properties fo:margin-top="0cm" fo:margin-bottom="0cm" style:contextual-spacing="false"/>
    </style:style>
    <style:style style:name="P36" style:family="paragraph" style:parent-style-name="Text_20_body" style:list-style-name="L19">
      <style:paragraph-properties style:line-height-at-least="0.499cm"/>
      <style:text-properties officeooo:paragraph-rsid="002fae03"/>
    </style:style>
    <style:style style:name="P37" style:family="paragraph" style:parent-style-name="Text_20_body" style:list-style-name="L24">
      <style:paragraph-properties style:line-height-at-least="0.499cm"/>
      <style:text-properties officeooo:paragraph-rsid="002fae03"/>
    </style:style>
    <style:style style:name="T1" style:family="text">
      <style:text-properties fo:font-size="12pt" style:font-size-asian="12pt" style:font-size-complex="12pt"/>
    </style:style>
    <style:style style:name="T2" style:family="text">
      <style:text-properties officeooo:rsid="001fccf7"/>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fccf7" style:font-size-asian="12pt" style:font-size-complex="12pt"/>
    </style:style>
    <style:style style:name="T6" style:family="text">
      <style:text-properties style:font-name="Times New Roman" fo:font-size="12pt" officeooo:rsid="002556be" style:font-size-asian="12pt" style:font-size-complex="12pt"/>
    </style:style>
    <style:style style:name="T7" style:family="text">
      <style:text-properties style:font-name="Times New Roman" fo:font-size="12pt" officeooo:rsid="00293d9b" style:font-size-asian="12pt" style:font-size-complex="12pt"/>
    </style:style>
    <style:style style:name="T8" style:family="text">
      <style:text-properties style:font-name="Times New Roman" fo:font-size="12pt" officeooo:rsid="0029c792" style:font-size-asian="12pt" style:font-size-complex="12pt"/>
    </style:style>
    <style:style style:name="T9" style:family="text">
      <style:text-properties style:font-name="Times New Roman" fo:font-size="12pt" officeooo:rsid="002a146b" style:font-size-asian="12pt" style:font-size-complex="12pt"/>
    </style:style>
    <style:style style:name="T10" style:family="text">
      <style:text-properties style:font-name="Times New Roman" fo:font-size="12pt" officeooo:rsid="002bf701" style:font-size-asian="12pt" style:font-size-complex="12pt"/>
    </style:style>
    <style:style style:name="T11" style:family="text">
      <style:text-properties style:font-name="Times New Roman" fo:font-size="12pt" officeooo:rsid="002fae03" style:font-size-asian="12pt" style:font-size-complex="12pt"/>
    </style:style>
    <style:style style:name="T12" style:family="text">
      <style:text-properties officeooo:rsid="002a146b"/>
    </style:style>
    <style:style style:name="T13" style:family="text">
      <style:text-properties officeooo:rsid="002aebd0"/>
    </style:style>
    <style:style style:name="T14" style:family="text">
      <style:text-properties officeooo:rsid="002bf701"/>
    </style:style>
    <style:style style:name="T15" style:family="text">
      <style:text-properties officeooo:rsid="002fae03"/>
    </style:style>
    <style:style style:name="T16" style:family="text">
      <style:text-properties fo:font-weight="bold" fo:background-color="#ffff00" loext:char-shading-value="0"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OCKET PROGRAMMING ASSIGNMENT</text:p>
      <text:p text:style-name="P5"/>
      <text:p text:style-name="P12">1. What is socket programming?</text:p>
      <text:p text:style-name="P5"/>
      <text:p text:style-name="Text_20_body"><text:span text:style-name="Strong_20_Emphasis"><text:span text:style-name="T4">Socket Programming in Java</text:span></text:span><text:span text:style-name="T4"> refers to the technique used to enable communication between two machines over a network. It allows data exchange between client and server applications using </text:span><text:span text:style-name="Strong_20_Emphasis"><text:span text:style-name="T4">TCP/IP</text:span></text:span><text:span text:style-name="T4"> or </text:span><text:span text:style-name="Strong_20_Emphasis"><text:span text:style-name="T4">UDP</text:span></text:span><text:span text:style-name="T4"> protocols.</text:span></text:p>
      <text:list text:style-name="L1">
        <text:list-item>
          <text:p text:style-name="P18"><text:span text:style-name="Strong_20_Emphasis"><text:span text:style-name="T4">Client</text:span></text:span><text:span text:style-name="T4">: Opens a socket and connects to the server.</text:span></text:p>
        </text:list-item>
        <text:list-item>
          <text:p text:style-name="P17"><text:span text:style-name="Strong_20_Emphasis"><text:span text:style-name="T4">Server</text:span></text:span><text:span text:style-name="T4">: Listens on a port for incoming client connections.</text:span></text:p>
        </text:list-item>
      </text:list>
      <text:p text:style-name="P5"/>
      <text:p text:style-name="P12">2. Explain the difference between TCP and UDP protocols. How does it relate to socket</text:p>
      <text:p text:style-name="P12">programming?</text:p>
      <text:p text:style-name="Standard"><text:span text:style-name="Strong_20_Emphasis"><text:span text:style-name="T4"/></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4">TCP</text:span></text:span></text:p>
            </table:table-cell>
            <table:table-cell table:style-name="Table1.B1" office:value-type="string">
              <text:p text:style-name="Table_20_Heading"><text:span text:style-name="Strong_20_Emphasis"><text:span text:style-name="T4">UDP</text:span></text:span></text:p>
            </table:table-cell>
          </table:table-row>
        </table:table-header-rows>
        <table:table-row>
          <table:table-cell table:style-name="Table1.A2" office:value-type="string">
            <text:p text:style-name="Table_20_Contents"><text:span text:style-name="Strong_20_Emphasis"><text:span text:style-name="T4">Connection-oriented</text:span></text:span><text:span text:style-name="T4">: Requires a connection before data transfer.</text:span></text:p>
          </table:table-cell>
          <table:table-cell table:style-name="Table1.B2" office:value-type="string">
            <text:p text:style-name="Table_20_Contents"><text:span text:style-name="Strong_20_Emphasis"><text:span text:style-name="T4">Connectionless</text:span></text:span><text:span text:style-name="T4">: No connection is established before sending data.</text:span></text:p>
          </table:table-cell>
        </table:table-row>
        <table:table-row>
          <table:table-cell table:style-name="Table1.A2" office:value-type="string">
            <text:p text:style-name="Table_20_Contents"><text:span text:style-name="Strong_20_Emphasis"><text:span text:style-name="T4">Reliable</text:span></text:span><text:span text:style-name="T4">: Guarantees delivery of data in order.</text:span></text:p>
          </table:table-cell>
          <table:table-cell table:style-name="Table1.B2" office:value-type="string">
            <text:p text:style-name="Table_20_Contents"><text:span text:style-name="Strong_20_Emphasis"><text:span text:style-name="T4">Unreliable</text:span></text:span><text:span text:style-name="T4">: No guarantee of delivery or order.</text:span></text:p>
          </table:table-cell>
        </table:table-row>
        <table:table-row>
          <table:table-cell table:style-name="Table1.A2" office:value-type="string">
            <text:p text:style-name="Table_20_Contents"><text:span text:style-name="Strong_20_Emphasis"><text:span text:style-name="T4">Flow Control</text:span></text:span><text:span text:style-name="T4">: Manages data flow to avoid congestion.</text:span></text:p>
          </table:table-cell>
          <table:table-cell table:style-name="Table1.B2" office:value-type="string">
            <text:p text:style-name="Table_20_Contents"><text:span text:style-name="Strong_20_Emphasis"><text:span text:style-name="T4">No Flow Control</text:span></text:span><text:span text:style-name="T4">: Does not manage data flow.</text:span></text:p>
          </table:table-cell>
        </table:table-row>
        <table:table-row>
          <table:table-cell table:style-name="Table1.A2" office:value-type="string">
            <text:p text:style-name="Table_20_Contents"><text:span text:style-name="Strong_20_Emphasis"><text:span text:style-name="T4">Slower</text:span></text:span><text:span text:style-name="T4">: Due to overhead of error checking and flow control.</text:span></text:p>
          </table:table-cell>
          <table:table-cell table:style-name="Table1.B2" office:value-type="string">
            <text:p text:style-name="Table_20_Contents"><text:span text:style-name="Strong_20_Emphasis"><text:span text:style-name="T4">Faster</text:span></text:span><text:span text:style-name="T4">: Less overhead, ideal for real-time applications.</text:span></text:p>
          </table:table-cell>
        </table:table-row>
      </table:table>
      <text:h text:style-name="Heading_20_3" text:outline-level="3"><text:span text:style-name="Strong_20_Emphasis"><text:span text:style-name="T4">Relation to Socket Programming in Java</text:span></text:span><text:span text:style-name="T4">:</text:span></text:h>
      <text:list text:style-name="L2">
        <text:list-item>
          <text:p text:style-name="P20"><text:span text:style-name="Strong_20_Emphasis"><text:span text:style-name="T4">TCP</text:span></text:span><text:span text:style-name="T4">: Uses </text:span><text:span text:style-name="Source_20_Text"><text:span text:style-name="T4">Socket</text:span></text:span><text:span text:style-name="T4"> class for reliable, connection-oriented communication (e.g., </text:span><text:span text:style-name="Source_20_Text"><text:span text:style-name="T4">new Socket()</text:span></text:span><text:span text:style-name="T4">). </text:span></text:p>
        </text:list-item>
        <text:list-item>
          <text:p text:style-name="P19"><text:span text:style-name="Strong_20_Emphasis"><text:span text:style-name="T4">UDP</text:span></text:span><text:span text:style-name="T4">: Uses </text:span><text:span text:style-name="Source_20_Text"><text:span text:style-name="T4">DatagramSocket</text:span></text:span><text:span text:style-name="T4"> class for faster, connectionless communication (e.g., </text:span><text:span text:style-name="Source_20_Text"><text:span text:style-name="T4">new DatagramSocket()</text:span></text:span><text:span text:style-name="T4">). </text:span></text:p>
        </text:list-item>
      </text:list>
      <text:p text:style-name="P5"/>
      <text:p text:style-name="P12">3. In Java, what is the purpose of the Socket class?</text:p>
      <text:p text:style-name="P5"/>
      <text:p text:style-name="P4"><text:span text:style-name="T3">he </text:span><text:span text:style-name="Strong_20_Emphasis"><text:span text:style-name="Source_20_Text"><text:span text:style-name="T3">Socket</text:span></text:span></text:span><text:span text:style-name="T3"> class in Java is used to create a client-side socket that allows communication between a client and a server over a network using the </text:span><text:span text:style-name="Strong_20_Emphasis"><text:span text:style-name="T3">TCP protocol</text:span></text:span><text:span text:style-name="T3">. </text:span></text:p>
      <text:p text:style-name="P5"/>
      <text:p text:style-name="P5"><text:span text:style-name="T2">Eg. </text:span>Socket socket = new Socket("localhost", 8080); // Connects to the server at localhost on port 8080.</text:p>
      <text:p text:style-name="P5"/>
      <text:p text:style-name="P12">4. What is a server socket in Java? How is it different from a regular socket?</text:p>
      <text:p text:style-name="P5"/>
      <text:p text:style-name="P4"><text:span text:style-name="T3">A </text:span><text:span text:style-name="Strong_20_Emphasis"><text:span text:style-name="T3">ServerSocket</text:span></text:span><text:span text:style-name="T3"> in Java is used to create a server-side socket that listens for incoming client connections on a specific port. It is used to accept client requests. </text:span></text:p>
      <text:p text:style-name="P5"/>
      <text:p text:style-name="P23"><text:span text:style-name="Strong_20_Emphasis"><text:span text:style-name="T4">ServerSocket</text:span></text:span><text:span text:style-name="T4"> listens for incoming connections </text:span><text:span text:style-name="T5">and Uses the </text:span><text:span text:style-name="Source_20_Text"><text:span text:style-name="T5">accept()</text:span></text:span><text:span text:style-name="T5"> method to establish a connection with a client</text:span><text:span text:style-name="T4"> </text:span><text:span text:style-name="T5">where as </text:span><text:span text:style-name="Strong_20_Emphasis"><text:span text:style-name="T4">Socket</text:span></text:span><text:span text:style-name="T4"> connects to the server </text:span><text:span text:style-name="T5">and </text:span><text:span text:style-name="T4">Establishes a connection after the server socket accepts it. </text:span></text:p>
      <text:p text:style-name="P5"/>
      <text:p text:style-name="P5"/>
      <text:p text:style-name="P5"/>
      <text:p text:style-name="P12"/>
      <text:p text:style-name="P12"><text:soft-page-break/>5. Explain the role of the ServerSocket class in socket programming.</text:p>
      <text:p text:style-name="P5"/>
      <text:p text:style-name="Standard"><text:span text:style-name="T4">The </text:span><text:span text:style-name="Strong_20_Emphasis"><text:span text:style-name="T4">ServerSocket</text:span></text:span><text:span text:style-name="T4"> class in Java is used for </text:span><text:span text:style-name="Strong_20_Emphasis"><text:span text:style-name="T4">server-side</text:span></text:span><text:span text:style-name="T4"> communication in socket programming. Its main role is to listen for incoming client connections on a specific port. </text:span><text:span text:style-name="Strong_20_Emphasis"><text:span text:style-name="T4">ServerSocket</text:span></text:span><text:span text:style-name="T4"> listens for connections, while </text:span><text:span text:style-name="Strong_20_Emphasis"><text:span text:style-name="T4">Socket</text:span></text:span><text:span text:style-name="T4"> is used to establish communication after a connection is accepted.</text:span></text:p>
      <text:p text:style-name="P5"/>
      <text:p text:style-name="P6">Eg.</text:p>
      <text:p text:style-name="P5">ServerSocket serverSocket = new ServerSocket(8080); // Listen on port 8080<text:line-break/>Socket clientSocket = serverSocket.accept(); // Accepts a client connection<text:line-break/></text:p>
      <text:p text:style-name="P5"/>
      <text:p text:style-name="P12">6. What is the purpose of the InputStream and OutputStream in socket programming?</text:p>
      <text:p text:style-name="P5"/>
      <text:p text:style-name="Standard"><text:span text:style-name="T4">In socket programming, </text:span><text:span text:style-name="Strong_20_Emphasis"><text:span text:style-name="T4">InputStream</text:span></text:span><text:span text:style-name="T4"> and </text:span><text:span text:style-name="Strong_20_Emphasis"><text:span text:style-name="T4">OutputStream</text:span></text:span><text:span text:style-name="T4"> are used to read and write data through a socket connection. </text:span><text:span text:style-name="Strong_20_Emphasis"><text:span text:style-name="T4">InputStream</text:span></text:span><text:span text:style-name="T4"> reads data from the socket. </text:span><text:span text:style-name="Strong_20_Emphasis"><text:span text:style-name="T4">OutputStream</text:span></text:span><text:span text:style-name="T4"> writes data to the socket. </text:span></text:p>
      <text:p text:style-name="P5"/>
      <text:p text:style-name="P7">Eg.<text:line-break/>OutputStream out = socket.getOutputStream();<text:line-break/>out.write(data);<text:line-break/><text:line-break/>InputStream in = socket.getInputStream();<text:line-break/>int data = in.read();<text:line-break/></text:p>
      <text:p text:style-name="P5"/>
      <text:p text:style-name="P12">7. How does a server in socket programming distinguish different clients?</text:p>
      <text:p text:style-name="P5"/>
      <text:p text:style-name="Standard"><text:span text:style-name="T4">In socket programming, a server distinguishes different clients by creating a </text:span><text:span text:style-name="Strong_20_Emphasis"><text:span text:style-name="T4">new Socket</text:span></text:span><text:span text:style-name="T4"> object for each client connection. Each connection is assigned a unique </text:span><text:span text:style-name="Strong_20_Emphasis"><text:span text:style-name="T4">IP address</text:span></text:span><text:span text:style-name="T4"> and </text:span><text:span text:style-name="Strong_20_Emphasis"><text:span text:style-name="T4">port number</text:span></text:span><text:span text:style-name="T4">, which can be accessed using the </text:span><text:span text:style-name="Source_20_Text"><text:span text:style-name="T4">getInetAddress()</text:span></text:span><text:span text:style-name="T4"> and </text:span><text:span text:style-name="Source_20_Text"><text:span text:style-name="T4">getPort()</text:span></text:span><text:span text:style-name="T4"> methods of the </text:span><text:span text:style-name="Source_20_Text"><text:span text:style-name="T4">Socket</text:span></text:span><text:span text:style-name="T4"> class. </text:span><text:span text:style-name="T6">In Short </text:span><text:span text:style-name="T4">The server uses </text:span><text:span text:style-name="Strong_20_Emphasis"><text:span text:style-name="T4">IP address</text:span></text:span><text:span text:style-name="T4"> and </text:span><text:span text:style-name="Strong_20_Emphasis"><text:span text:style-name="T4">port number</text:span></text:span><text:span text:style-name="T4"> to distinguish between different clients. </text:span></text:p>
      <text:p text:style-name="P5"/>
      <text:p text:style-name="P8">Eg.</text:p>
      <text:p text:style-name="P8">ServerSocket serverSocket = new ServerSocket(8080);<text:line-break/>Socket clientSocket = serverSocket.accept(); // Accept a new client connection<text:line-break/>InetAddress clientAddress = clientSocket.getInetAddress(); // Get client IP<text:line-break/>int clientPort = clientSocket.getPort(); // Get client port number<text:line-break/></text:p>
      <text:p text:style-name="P5"/>
      <text:p text:style-name="P12">8. What is the significance of the accept() method in the ServerSocket class?</text:p>
      <text:p text:style-name="P5"/>
      <text:p text:style-name="P4"><text:span text:style-name="T3">The </text:span><text:span text:style-name="Strong_20_Emphasis"><text:span text:style-name="Source_20_Text"><text:span text:style-name="T3">accept()</text:span></text:span></text:span><text:span text:style-name="T3"> method in the </text:span><text:span text:style-name="Strong_20_Emphasis"><text:span text:style-name="T3">ServerSocket</text:span></text:span><text:span text:style-name="T3"> class is used to </text:span><text:span text:style-name="Strong_20_Emphasis"><text:span text:style-name="T3">accept incoming client connections</text:span></text:span><text:span text:style-name="T3">. It blocks the execution until a client establishes a connection, then returns a </text:span><text:span text:style-name="Strong_20_Emphasis"><text:span text:style-name="T3">Socket</text:span></text:span><text:span text:style-name="T3"> object representing the connection between the server and the client. </text:span></text:p>
      <text:p text:style-name="P5"/>
      <text:p text:style-name="P12">9. Explain the terms "blocking" and "non-blocking" in the context of socket programming.</text:p>
      <text:p text:style-name="P12"/>
      <text:p text:style-name="P4"><text:span text:style-name="T3">In socket programming, </text:span><text:span text:style-name="Strong_20_Emphasis"><text:span text:style-name="T3">blocking</text:span></text:span><text:span text:style-name="T3"> and </text:span><text:span text:style-name="Strong_20_Emphasis"><text:span text:style-name="T3">non-blocking</text:span></text:span><text:span text:style-name="T3"> refer to whether a method call waits for a specific condition to be met before proceeding. </text:span></text:p>
      <text:p text:style-name="P4"><text:span text:style-name="T3">A blocking method </text:span><text:span text:style-name="Strong_20_Emphasis"><text:span text:style-name="T3">waits</text:span></text:span><text:span text:style-name="T3"> for an event (like a client connection or data arrival) to occur before it returns control to the program. A non-blocking method </text:span><text:span text:style-name="Strong_20_Emphasis"><text:span text:style-name="T3">does not wait</text:span></text:span><text:span text:style-name="T3"> and immediately returns control, even if the event hasn't occurred yet. </text:span></text:p>
      <text:p text:style-name="P5"><text:soft-page-break/></text:p>
      <text:p text:style-name="P12">10. How do you handle exceptions in socket programming in Java? Provide examples of common exceptions.</text:p>
      <text:p text:style-name="P5"/>
      <text:p text:style-name="P21"><text:span text:style-name="T3">In socket programming, exceptions are handled using </text:span><text:span text:style-name="Strong_20_Emphasis"><text:span text:style-name="T3">try-catch blocks</text:span></text:span><text:span text:style-name="T3">. Common exceptions include:</text:span></text:p>
      <text:list text:style-name="L6">
        <text:list-item>
          <text:p text:style-name="P25"><text:span text:style-name="Strong_20_Emphasis"><text:span text:style-name="Source_20_Text"><text:span text:style-name="T4">IOException</text:span></text:span></text:span><text:span text:style-name="T4">: Occurs during input/output operations, like reading or writing data.</text:span></text:p>
        </text:list-item>
        <text:list-item>
          <text:p text:style-name="P25"><text:span text:style-name="Strong_20_Emphasis"><text:span text:style-name="Source_20_Text"><text:span text:style-name="T4">UnknownHostException</text:span></text:span></text:span><text:span text:style-name="T4">: Happens when the server's IP address is unknown.</text:span></text:p>
        </text:list-item>
        <text:list-item>
          <text:p text:style-name="P24"><text:span text:style-name="Strong_20_Emphasis"><text:span text:style-name="Source_20_Text"><text:span text:style-name="T4">SocketException</text:span></text:span></text:span><text:span text:style-name="T4">: Raised when there's an error in socket creation or communication.</text:span></text:p>
        </text:list-item>
      </text:list>
      <text:p text:style-name="P9">Eg.</text:p>
      <text:p text:style-name="P5">try {<text:line-break/> <text:s text:c="3"/>Socket socket = new Socket("localhost", 8080); // May throw UnknownHostException<text:line-break/> <text:s text:c="3"/>InputStream in = socket.getInputStream(); <text:s text:c="5"/>// May throw IOException<text:line-break/>} catch (UnknownHostException e) {<text:line-break/> <text:s text:c="3"/>System.out.println("Host not found: " + e.getMessage());<text:line-break/>} catch (IOException e) {<text:line-break/> <text:s text:c="3"/>System.out.println("I/O error: " + e.getMessage());<text:line-break/>}<text:line-break/></text:p>
      <text:p text:style-name="P5"/>
      <text:p text:style-name="P12">11. What is the role of the PrintWriter class in socket programming, and how is it used?</text:p>
      <text:p text:style-name="P5"/>
      <text:p text:style-name="P4"><text:span text:style-name="T3">The </text:span><text:span text:style-name="Strong_20_Emphasis"><text:span text:style-name="Source_20_Text"><text:span text:style-name="T3">PrintWriter</text:span></text:span></text:span><text:span text:style-name="T3"> class in socket programming is used to write formatted text (such as strings) to an output stream. It is typically used to send data from the client to the server or vice versa through a socket connection. </text:span></text:p>
      <text:p text:style-name="P5"/>
      <text:p text:style-name="P10">Eg. </text:p>
      <text:p text:style-name="P10">Socket socket = new Socket("localhost", 8080);<text:line-break/>PrintWriter out = new PrintWriter(socket.getOutputStream(), true); <text:line-break/>out.println("Hello, Server!"); // Sends data to the server</text:p>
      <text:p text:style-name="P5"/>
      <text:p text:style-name="P12">12. Explain the concept of a port number in socket programming. Why is it necessary?</text:p>
      <text:p text:style-name="P12"/>
      <text:p text:style-name="P4"><text:span text:style-name="T3">In socket programming, a </text:span><text:span text:style-name="Strong_20_Emphasis"><text:span text:style-name="T3">port number</text:span></text:span><text:span text:style-name="T3"> is a 16-bit integer used to uniquely identify a specific service or application on a host within a network. It ensures that data sent to a specific IP address is directed to the correct application or process. </text:span></text:p>
      <text:p text:style-name="P5"/>
      <text:p text:style-name="Standard"><text:span text:style-name="Strong_20_Emphasis"><text:span text:style-name="T4">Port numbers</text:span></text:span><text:span text:style-name="T4"> are used to direct network traffic to the appropriate service on a machine. Distinguishes services </text:span><text:span text:style-name="T7">and </text:span><text:span text:style-name="T4">Allows multiple connections.</text:span></text:p>
      <text:p text:style-name="P5"/>
      <text:p text:style-name="P12">13. How can you ensure proper communication between a Java server and client if they are on</text:p>
      <text:p text:style-name="P12">different machines?</text:p>
      <text:p text:style-name="P12"/>
      <text:p text:style-name="P32">To ensure proper communication between a Java server and client on different machines, follow these steps:</text:p>
      <text:list text:style-name="L7">
        <text:list-item>
          <text:p text:style-name="P27"><text:span text:style-name="Strong_20_Emphasis"><text:span text:style-name="T4">Use the Correct IP Address</text:span></text:span><text:span text:style-name="T4">: Ensure the client connects to the </text:span><text:span text:style-name="Strong_20_Emphasis"><text:span text:style-name="T4">server's external IP address</text:span></text:span><text:span text:style-name="T4"> (not </text:span><text:span text:style-name="Source_20_Text"><text:span text:style-name="T4">localhost</text:span></text:span><text:span text:style-name="T4">). </text:span></text:p>
        </text:list-item>
        <text:list-item>
          <text:p text:style-name="P27"><text:span text:style-name="Strong_20_Emphasis"><text:span text:style-name="T4">Open the Server Port</text:span></text:span><text:span text:style-name="T4">: The server's port (e.g., </text:span><text:span text:style-name="Source_20_Text"><text:span text:style-name="T4">8080</text:span></text:span><text:span text:style-name="T4">) must be open and accessible via the firewall on both machines. </text:span></text:p>
        </text:list-item>
        <text:list-item>
          <text:p text:style-name="P27"><text:soft-page-break/><text:span text:style-name="Strong_20_Emphasis"><text:span text:style-name="T4">Ensure Network Connectivity</text:span></text:span><text:span text:style-name="T4">: Both machines should be on the same network or have proper routing (e.g., via VPN, public IP). </text:span></text:p>
        </text:list-item>
        <text:list-item>
          <text:p text:style-name="P26"><text:span text:style-name="Strong_20_Emphasis"><text:span text:style-name="T4">ServerSocket Binding</text:span></text:span><text:span text:style-name="T4">: Bind the server to the correct network interface and port. </text:span></text:p>
        </text:list-item>
      </text:list>
      <text:h text:style-name="P1" text:outline-level="3">Example:</text:h>
      <text:p text:style-name="P3"><text:span text:style-name="Source_20_Text"><text:span text:style-name="T4">Socket socket = new Socket("server_ip_address", 8080); // Use the server's external IP</text:span></text:span><text:span text:style-name="T4"> </text:span></text:p>
      <text:p text:style-name="P12">14. Discuss the steps involved in creating a simple client-server application in Java using sockets.</text:p>
      <text:p text:style-name="P5"/>
      <text:p text:style-name="P22"><text:span text:style-name="T3">Creates </text:span><text:span text:style-name="Source_20_Text"><text:span text:style-name="T3">ServerSocket</text:span></text:span><text:span text:style-name="T3">, listens on a port, accepts client connections, exchanges data. </text:span></text:p>
      <text:h text:style-name="P2" text:outline-level="4"><text:span text:style-name="Strong_20_Emphasis"><text:span text:style-name="T3">Create Server (ServerSocket)</text:span></text:span><text:span text:style-name="T3">:</text:span></text:h>
      <text:list text:style-name="L9">
        <text:list-item>
          <text:p text:style-name="P29"><text:span text:style-name="Strong_20_Emphasis"><text:span text:style-name="T4">Initialize ServerSocket</text:span></text:span><text:span text:style-name="T4"> to listen for incoming connections.</text:span></text:p>
        </text:list-item>
        <text:list-item>
          <text:p text:style-name="P29"><text:span text:style-name="Strong_20_Emphasis"><text:span text:style-name="T4">Accept client connections</text:span></text:span><text:span text:style-name="T4"> using </text:span><text:span text:style-name="Source_20_Text"><text:span text:style-name="T4">accept()</text:span></text:span><text:span text:style-name="T4"> method.</text:span></text:p>
        </text:list-item>
        <text:list-item>
          <text:p text:style-name="P28"><text:span text:style-name="Strong_20_Emphasis"><text:span text:style-name="T4">Read/write data</text:span></text:span><text:span text:style-name="T4"> from/to client using InputStream/OutputStream.</text:span></text:p>
        </text:list-item>
      </text:list>
      <text:p text:style-name="Text_20_body"><text:span text:style-name="T8">C</text:span><text:span text:style-name="T4">reates </text:span><text:span text:style-name="Source_20_Text"><text:span text:style-name="T4">Socket</text:span></text:span><text:span text:style-name="T4">, connects to server, sends/receives data. </text:span></text:p>
      <text:h text:style-name="P2" text:outline-level="4"><text:span text:style-name="Strong_20_Emphasis"><text:span text:style-name="T3">Create Client (Socket)</text:span></text:span><text:span text:style-name="T3">:</text:span></text:h>
      <text:list text:style-name="L10">
        <text:list-item>
          <text:p text:style-name="P31"><text:span text:style-name="Strong_20_Emphasis"><text:span text:style-name="T4">Initialize Socket</text:span></text:span><text:span text:style-name="T4"> to connect to server using the server's IP and port.</text:span></text:p>
        </text:list-item>
        <text:list-item>
          <text:p text:style-name="P30"><text:span text:style-name="Strong_20_Emphasis"><text:span text:style-name="T4">Send/receive data</text:span></text:span><text:span text:style-name="T4"> using OutputStream/InputStream.</text:span></text:p>
        </text:list-item>
      </text:list>
      <text:p text:style-name="P5"/>
      <text:p text:style-name="P12">15. What is the purpose of the close() method in socket programming? Why is it important to</text:p>
      <text:p text:style-name="P12">close sockets properly?</text:p>
      <text:p text:style-name="P5"/>
      <text:p text:style-name="Standard"><text:span text:style-name="T8">T</text:span><text:span text:style-name="T4">he </text:span><text:span text:style-name="Strong_20_Emphasis"><text:span text:style-name="Source_20_Text"><text:span text:style-name="T1">close()</text:span></text:span></text:span><text:span text:style-name="T4"> method in socket programming is used to </text:span><text:span text:style-name="Strong_20_Emphasis"><text:span text:style-name="T4">close the socket connection</text:span></text:span><text:span text:style-name="T4">, releasing the resources associated with it. </text:span><text:span text:style-name="T9">The purpose is to </text:span><text:span text:style-name="Strong_20_Emphasis">Closes input/output streams</text:span> linked to the socket <text:span text:style-name="T12">and </text:span><text:span text:style-name="Strong_20_Emphasis">Releases the network resources</text:span> (e.g., port number) used by the socket. </text:p>
      <text:p text:style-name="P13"><text:span text:style-name="T13">Proper Close is required as it </text:span><text:span text:style-name="Strong_20_Emphasis">Prevents resource leakage </text:span><text:span text:style-name="Strong_20_Emphasis"><text:span text:style-name="T13">and </text:span></text:span><text:span text:style-name="Strong_20_Emphasis">Allows the port to be reused.</text:span></text:p>
      <text:p text:style-name="P12"/>
      <text:p text:style-name="P12">16. Describe the differences between synchronous and asynchronous socket communication.</text:p>
      <text:p text:style-name="P5"/>
      <text:p text:style-name="P14"><text:span text:style-name="T10">In </text:span>Synchronous Socket Communication The application waits for the completion of each operation before proceeding. Operations like reading and writing block the thread until completed. </text:p>
      <text:p text:style-name="P14"><text:span text:style-name="T14">In </text:span><text:span text:style-name="Strong_20_Emphasis">Asynchronous Socket Communication</text:span>: <text:span text:style-name="T14">T</text:span>he application does not wait and can continue execution while waiting for operations to complete. <text:span text:style-name="T14">It </text:span><text:span text:style-name="Strong_20_Emphasis">Requires callbacks or event-driven mechanisms.</text:span> It uses features like <text:span text:style-name="Strong_20_Emphasis">Selectors</text:span> or external libraries (e.g., <text:span text:style-name="Strong_20_Emphasis">NIO</text:span>) to handle multiple connections. </text:p>
      <text:p text:style-name="P12">17. How can you handle multiple client connections in a Java server using socket programming?</text:p>
      <text:p text:style-name="P5"/>
      <text:p text:style-name="P5">To handle multiple client connections in a Java server using socket programming, use <text:span text:style-name="Strong_20_Emphasis">multi-threading</text:span>. Each client connection is handled in a separate thread, allowing the server to manage multiple clients concurrently. </text:p>
      <text:p text:style-name="P5"/>
      <text:p text:style-name="P12">18. Explain the purpose of the BufferedReader and BufferedWriter classes in socket</text:p>
      <text:p text:style-name="P12">programming.</text:p>
      <text:p text:style-name="P5"/>
      <text:p text:style-name="Standard"><text:soft-page-break/><text:span text:style-name="Strong_20_Emphasis"><text:span text:style-name="T4">BufferedReader</text:span></text:span><text:span text:style-name="T4">: Reads text data from an input stream (e.g., from a socket) more efficiently by buffering characters. </text:span>Used for reading text data line-by-line or character-by-character. </text:p>
      <text:p text:style-name="Standard"/>
      <text:p text:style-name="Standard"><text:span text:style-name="Strong_20_Emphasis">BufferedWriter</text:span>: Writes text data to an output stream (e.g., to a socket) more efficiently by buffering characters before writing them to the stream. Used for sending data to the client/server in a buffered manner. </text:p>
      <text:p text:style-name="Standard"/>
      <text:p text:style-name="P15">Eg. </text:p>
      <text:p text:style-name="P15">BufferedReader in = new BufferedReader(new InputStreamReader(socket.getInputStream())); String message = in.readLine(); </text:p>
      <text:p text:style-name="P15">BufferedWriter out = new BufferedWriter(new OutputStreamWriter(socket.getOutputStream())); </text:p>
      <text:p text:style-name="P15">out.write("Message from server"); </text:p>
      <text:p text:style-name="Standard"/>
      <text:p text:style-name="P5"/>
      <text:p text:style-name="P12">19. Discuss the advantages and disadvantages of using sockets for communication in a</text:p>
      <text:p text:style-name="P5"><text:span text:style-name="T16">distributed system.</text:span></text:p>
      <text:p text:style-name="P16"><text:span text:style-name="Strong_20_Emphasis"><text:span text:style-name="T11">Advantages of Using Sockets in Distributed Systems</text:span></text:span><text:span text:style-name="T11">: </text:span></text:p>
      <text:list text:style-name="L19">
        <text:list-item>
          <text:p text:style-name="P36"><text:span text:style-name="Strong_20_Emphasis"><text:span text:style-name="T11">Direct Communication</text:span></text:span><text:span text:style-name="T11">: Allows direct communication between applications.</text:span></text:p>
        </text:list-item>
        <text:list-item>
          <text:p text:style-name="P36"><text:span text:style-name="Strong_20_Emphasis">Flexibility</text:span>: Supports both <text:span text:style-name="Strong_20_Emphasis">TCP</text:span> <text:s/>and <text:span text:style-name="Strong_20_Emphasis">UDP</text:span> protocols.</text:p>
        </text:list-item>
        <text:list-item>
          <text:p text:style-name="P36"><text:span text:style-name="Strong_20_Emphasis">Platform Independence</text:span>: Java's socket API is platform-independent, allowing communication across different systems and networks.</text:p>
        </text:list-item>
        <text:list-item>
          <text:p text:style-name="P36"><text:span text:style-name="Strong_20_Emphasis">Customization</text:span>: Provides full control over communication.</text:p>
        </text:list-item>
      </text:list>
      <text:p text:style-name="P11"><text:span text:style-name="Strong_20_Emphasis">Disadvantages of Using Sockets</text:span>: </text:p>
      <text:list text:style-name="L24">
        <text:list-item>
          <text:p text:style-name="P37"><text:span text:style-name="Strong_20_Emphasis"><text:span text:style-name="T11">Complexity</text:span></text:span><text:span text:style-name="T11">: Requires managing network issues.</text:span></text:p>
        </text:list-item>
        <text:list-item>
          <text:p text:style-name="P37"><text:span text:style-name="Strong_20_Emphasis">Scalability</text:span>: Handling multiple clients can become challenging and resource-intensive without proper management.</text:p>
        </text:list-item>
        <text:list-item>
          <text:p text:style-name="P37"><text:span text:style-name="Strong_20_Emphasis">Security</text:span>: Sockets alone don't provide built-in security.</text:p>
        </text:list-item>
        <text:list-item>
          <text:p text:style-name="P37"><text:span text:style-name="Strong_20_Emphasis">Error-prone</text:span>: Network failures, timeouts, and disconnections need to be handled manually.</text:p>
        </text:list-item>
      </text:list>
      <text:p text:style-name="P5"/>
      <text:p text:style-name="P5"><text:span text:style-name="T16">20. What security considerations should be taken into account when implementing socket</text:span></text:p>
      <text:p text:style-name="P5"><text:span text:style-name="T16">programming, and how can you address them?</text:span></text:p>
      <text:list text:style-name="L25">
        <text:list-item>
          <text:p text:style-name="P34"><text:span text:style-name="Strong_20_Emphasis">Data Encryption</text:span>:</text:p>
          <text:list>
            <text:list-item>
              <text:p text:style-name="P35"><text:span text:style-name="Strong_20_Emphasis">Consideration</text:span>: Data transmitted over sockets can be intercepted. </text:p>
            </text:list-item>
            <text:list-item>
              <text:p text:style-name="P34"><text:span text:style-name="Strong_20_Emphasis">Solution</text:span>: Use <text:span text:style-name="Strong_20_Emphasis">SSL/TLS</text:span> to encrypt data. </text:p>
            </text:list-item>
          </text:list>
        </text:list-item>
        <text:list-item>
          <text:p text:style-name="P34"><text:span text:style-name="Strong_20_Emphasis">Authentication</text:span>:</text:p>
          <text:list>
            <text:list-item>
              <text:p text:style-name="P35"><text:span text:style-name="Strong_20_Emphasis">Consideration</text:span>: Ensure the server and client are who they claim to be. </text:p>
            </text:list-item>
            <text:list-item>
              <text:p text:style-name="P35"><text:span text:style-name="Strong_20_Emphasis">Solution</text:span>: Implement <text:span text:style-name="Strong_20_Emphasis">authentication mechanisms</text:span> like certificates or tokens. </text:p>
            </text:list-item>
          </text:list>
        </text:list-item>
        <text:list-item>
          <text:p text:style-name="P34"><text:span text:style-name="Strong_20_Emphasis">Authorization</text:span>:</text:p>
          <text:list>
            <text:list-item>
              <text:p text:style-name="P35"><text:span text:style-name="Strong_20_Emphasis">Consideration</text:span>: Prevent unauthorized access to sensitive resources. </text:p>
            </text:list-item>
            <text:list-item>
              <text:p text:style-name="P35"><text:span text:style-name="Strong_20_Emphasis">Solution</text:span>: Implement <text:span text:style-name="Strong_20_Emphasis">access control</text:span> using role-based or user-based permissions. </text:p>
            </text:list-item>
          </text:list>
        </text:list-item>
        <text:list-item>
          <text:p text:style-name="P34"><text:span text:style-name="Strong_20_Emphasis">Data Integrity</text:span>:</text:p>
          <text:list>
            <text:list-item>
              <text:p text:style-name="P35"><text:span text:style-name="Strong_20_Emphasis">Consideration</text:span>: Ensure data is not tampered with during transmission. </text:p>
            </text:list-item>
            <text:list-item>
              <text:p text:style-name="P35"><text:span text:style-name="Strong_20_Emphasis">Solution</text:span>: Use cryptographic <text:span text:style-name="Strong_20_Emphasis">hash functions</text:span> (e.g., SHA) to verify message integrity. </text:p>
            </text:list-item>
          </text:list>
          <text:p text:style-name="P33"/>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9T10:43:49.268000000</meta:creation-date>
    <dc:date>2025-02-19T14:53:35.388000000</dc:date>
    <meta:editing-duration>PT2H5M54S</meta:editing-duration>
    <meta:editing-cycles>22</meta:editing-cycles>
    <meta:generator>LibreOffice/24.2.5.2$Windows_X86_64 LibreOffice_project/bffef4ea93e59bebbeaf7f431bb02b1a39ee8a59</meta:generator>
    <meta:print-date>2025-02-19T14:49:49.343000000</meta:print-date>
    <meta:printed-by>PDF files</meta:printed-by>
    <meta:document-statistic meta:table-count="1" meta:image-count="0" meta:object-count="0" meta:page-count="5" meta:paragraph-count="118" meta:word-count="1622" meta:character-count="11074" meta:non-whitespace-character-count="9538"/>
  </office:meta>
</office:document-meta>
</file>